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5.9mm"/>
    </style:style>
    <style:style style:name="co3" style:family="table-column">
      <style:table-column-properties fo:break-before="auto" style:column-width="70.49mm"/>
    </style:style>
    <style:style style:name="co4" style:family="table-column">
      <style:table-column-properties fo:break-before="auto" style:column-width="60.25mm"/>
    </style:style>
    <style:style style:name="co5" style:family="table-column">
      <style:table-column-properties fo:break-before="auto" style:column-width="48.6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7.54mm"/>
    </style:style>
    <style:style style:name="co8" style:family="table-column">
      <style:table-column-properties fo:break-before="auto" style:column-width="45.88mm"/>
    </style:style>
    <style:style style:name="co9" style:family="table-column">
      <style:table-column-properties fo:break-before="auto" style:column-width="55.02mm"/>
    </style:style>
    <style:style style:name="co10" style:family="table-column">
      <style:table-column-properties fo:break-before="auto" style:column-width="78.23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 calcext:value-type="string">
            <text:p>Имя файла</text:p>
          </table:table-cell>
          <table:table-cell table:style-name="ce3" office:value-type="string" calcext:value-type="string">
            <text:p>Контаминант</text:p>
          </table:table-cell>
          <table:table-cell table:style-name="ce3" office:value-type="string" calcext:value-type="string">
            <text:p>Концентрация контаминанта [%]</text:p>
          </table:table-cell>
          <table:table-cell table:style-name="ce3" office:value-type="string" calcext:value-type="string">
            <text:p>Марка Молока</text:p>
          </table:table-cell>
          <table:table-cell table:style-name="ce3" office:value-type="string" calcext:value-type="string">
            <text:p>Жирность[%]</text:p>
          </table:table-cell>
          <table:table-cell table:style-name="ce3" office:value-type="string" calcext:value-type="string">
            <text:p>Белок [г]</text:p>
          </table:table-cell>
          <table:table-cell table:style-name="ce3" office:value-type="string" calcext:value-type="string">
            <text:p>Углеводы[г]</text:p>
          </table:table-cell>
          <table:table-cell table:style-name="ce3" office:value-type="string" calcext:value-type="string">
            <text:p>Дата измерения</text:p>
          </table:table-cell>
          <table:table-cell office:value-type="string" calcext:value-type="string">
            <text:p>Срок хранения</text:p>
          </table:table-cell>
          <table:table-cell table:style-name="ce3" office:value-type="string" calcext:value-type="string">
            <text:p>Дата выпуска</text:p>
          </table:table-cell>
          <table:table-cell table:style-name="ce3" office:value-type="string" calcext:value-type="string">
            <text:p>Годен до</text:p>
          </table:table-cell>
          <table:table-cell table:style-name="ce3" office:value-type="string" calcext:value-type="string">
            <text:p>Комментарий</text:p>
          </table:table-cell>
        </table:table-row>
        <table:table-row table:style-name="ro3">
          <table:table-cell table:style-name="ce1" office:value-type="string" calcext:value-type="string">
            <text:p><text:s text:c="46"/>1b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Братья Чебурашкины</text:p>
          </table:table-cell>
          <table:table-cell office:value-type="string" calcext:value-type="string">
            <text:p>От 3.6 до 4.6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31.07 – 02.08.20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4" calcext:value-type="date">
            <text:p>24.07.18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0.75</text:p>
          </table:table-cell>
          <table:table-cell table:style-name="ce3" office:value-type="string" calcext:value-type="string">
            <text:p>Братья Чебурашкины</text:p>
          </table:table-cell>
          <table:table-cell office:value-type="string" calcext:value-type="string">
            <text:p>От 3.6 до 4.6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31.07 – 02.08.20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4" calcext:value-type="date">
            <text:p>24.07.18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0.75</text:p>
          </table:table-cell>
          <table:table-cell table:style-name="ce3" office:value-type="string" calcext:value-type="string">
            <text:p>Братья Чебурашкины</text:p>
          </table:table-cell>
          <table:table-cell office:value-type="string" calcext:value-type="string">
            <text:p>От 3.6 до 4.6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31.07 – 02.08.20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4" calcext:value-type="date">
            <text:p>24.07.18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1.55</text:p>
          </table:table-cell>
          <table:table-cell table:style-name="ce3" office:value-type="string" calcext:value-type="string">
            <text:p>Братья Чебурашкины</text:p>
          </table:table-cell>
          <table:table-cell office:value-type="string" calcext:value-type="string">
            <text:p>От 3.6 до 4.6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31.07 – 02.08.20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4" calcext:value-type="date">
            <text:p>24.07.18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3.1</text:p>
          </table:table-cell>
          <table:table-cell table:style-name="ce3" office:value-type="string" calcext:value-type="string">
            <text:p>Братья Чебурашкины</text:p>
          </table:table-cell>
          <table:table-cell office:value-type="string" calcext:value-type="string">
            <text:p>От 3.6 до 4.6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31.07 – 02.08.20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4" calcext:value-type="date">
            <text:p>24.07.18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6.2</text:p>
          </table:table-cell>
          <table:table-cell table:style-name="ce3" office:value-type="string" calcext:value-type="string">
            <text:p>Братья Чебурашкины</text:p>
          </table:table-cell>
          <table:table-cell office:value-type="string" calcext:value-type="string">
            <text:p>От 3.6 до 4.6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31.07 – 02.08.20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4" calcext:value-type="date">
            <text:p>24.07.18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12.4</text:p>
          </table:table-cell>
          <table:table-cell table:style-name="ce3" office:value-type="string" calcext:value-type="string">
            <text:p>Братья Чебурашкины</text:p>
          </table:table-cell>
          <table:table-cell office:value-type="string" calcext:value-type="string">
            <text:p>От 3.6 до 4.6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31.07 – 02.08.20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4" calcext:value-type="date">
            <text:p>24.07.18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24.8</text:p>
          </table:table-cell>
          <table:table-cell table:style-name="ce3" office:value-type="string" calcext:value-type="string">
            <text:p>Братья Чебурашкины</text:p>
          </table:table-cell>
          <table:table-cell office:value-type="string" calcext:value-type="string">
            <text:p>От 3.6 до 4.6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31.07 – 02.08.20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4" calcext:value-type="date">
            <text:p>24.07.18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2" office:value-type="string" calcext:value-type="string">
            <text:p><text:s text:c="46"/>2b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Братья Чебурашкины</text:p>
          </table:table-cell>
          <table:table-cell office:value-type="string" calcext:value-type="string">
            <text:p>От 3.6 до 4.6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31.07 – 02.08.20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4" calcext:value-type="date">
            <text:p>24.07.18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0.75</text:p>
          </table:table-cell>
          <table:table-cell table:style-name="ce3" office:value-type="string" calcext:value-type="string">
            <text:p>Братья Чебурашкины</text:p>
          </table:table-cell>
          <table:table-cell office:value-type="string" calcext:value-type="string">
            <text:p>От 3.6 до 4.6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31.07 – 02.08.20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4" calcext:value-type="date">
            <text:p>24.07.18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0.75</text:p>
          </table:table-cell>
          <table:table-cell table:style-name="ce3" office:value-type="string" calcext:value-type="string">
            <text:p>Братья Чебурашкины</text:p>
          </table:table-cell>
          <table:table-cell office:value-type="string" calcext:value-type="string">
            <text:p>От 3.6 до 4.6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31.07 – 02.08.20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4" calcext:value-type="date">
            <text:p>24.07.18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1.55</text:p>
          </table:table-cell>
          <table:table-cell table:style-name="ce3" office:value-type="string" calcext:value-type="string">
            <text:p>Братья Чебурашкины</text:p>
          </table:table-cell>
          <table:table-cell office:value-type="string" calcext:value-type="string">
            <text:p>От 3.6 до 4.6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31.07 – 02.08.20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4" calcext:value-type="date">
            <text:p>24.07.18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3.1</text:p>
          </table:table-cell>
          <table:table-cell table:style-name="ce3" office:value-type="string" calcext:value-type="string">
            <text:p>Братья Чебурашкины</text:p>
          </table:table-cell>
          <table:table-cell office:value-type="string" calcext:value-type="string">
            <text:p>От 3.6 до 4.6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31.07 – 02.08.20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4" calcext:value-type="date">
            <text:p>24.07.18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6.2</text:p>
          </table:table-cell>
          <table:table-cell table:style-name="ce3" office:value-type="string" calcext:value-type="string">
            <text:p>Братья Чебурашкины</text:p>
          </table:table-cell>
          <table:table-cell office:value-type="string" calcext:value-type="string">
            <text:p>От 3.6 до 4.6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31.07 – 02.08.20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4" calcext:value-type="date">
            <text:p>24.07.18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12.4</text:p>
          </table:table-cell>
          <table:table-cell table:style-name="ce3" office:value-type="string" calcext:value-type="string">
            <text:p>Братья Чебурашкины</text:p>
          </table:table-cell>
          <table:table-cell office:value-type="string" calcext:value-type="string">
            <text:p>От 3.6 до 4.6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31.07 – 02.08.20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4" calcext:value-type="date">
            <text:p>24.07.18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24.8</text:p>
          </table:table-cell>
          <table:table-cell table:style-name="ce3" office:value-type="string" calcext:value-type="string">
            <text:p>Братья Чебурашкины</text:p>
          </table:table-cell>
          <table:table-cell office:value-type="string" calcext:value-type="string">
            <text:p>От 3.6 до 4.6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31.07 – 02.08.20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4" calcext:value-type="date">
            <text:p>24.07.18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Мутная проба</text:p>
          </table:table-cell>
        </table:table-row>
        <table:table-row table:style-name="ro3">
          <table:table-cell table:style-name="ce1" office:value-type="string" calcext:value-type="string">
            <text:p><text:s text:c="46"/>3b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Братья Чебурашкины</text:p>
          </table:table-cell>
          <table:table-cell office:value-type="string" calcext:value-type="string">
            <text:p>От 3.6 до 4.6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31.07 – 02.08.20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4" calcext:value-type="date">
            <text:p>24.07.18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Пробы 2 дня пробыли не вхолодильнике</text:p>
          </table:table-cell>
        </table:table-row>
        <table:table-row table:style-name="ro3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0.75</text:p>
          </table:table-cell>
          <table:table-cell table:style-name="ce3" office:value-type="string" calcext:value-type="string">
            <text:p>Братья Чебурашкины</text:p>
          </table:table-cell>
          <table:table-cell office:value-type="string" calcext:value-type="string">
            <text:p>От 3.6 до 4.6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31.07 – 02.08.20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4" calcext:value-type="date">
            <text:p>24.07.18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Пробы 2 дня пробыли не вхолодильнике</text:p>
          </table:table-cell>
        </table:table-row>
        <table:table-row table:style-name="ro3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0.75</text:p>
          </table:table-cell>
          <table:table-cell table:style-name="ce3" office:value-type="string" calcext:value-type="string">
            <text:p>Братья Чебурашкины</text:p>
          </table:table-cell>
          <table:table-cell office:value-type="string" calcext:value-type="string">
            <text:p>От 3.6 до 4.6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31.07 – 02.08.20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4" calcext:value-type="date">
            <text:p>24.07.18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Пробы 2 дня пробыли не вхолодильнике</text:p>
          </table:table-cell>
        </table:table-row>
        <table:table-row table:style-name="ro3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1.55</text:p>
          </table:table-cell>
          <table:table-cell table:style-name="ce3" office:value-type="string" calcext:value-type="string">
            <text:p>Братья Чебурашкины</text:p>
          </table:table-cell>
          <table:table-cell office:value-type="string" calcext:value-type="string">
            <text:p>От 3.6 до 4.6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31.07 – 02.08.20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4" calcext:value-type="date">
            <text:p>24.07.18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Пробы 2 дня пробыли не вхолодильнике</text:p>
          </table:table-cell>
        </table:table-row>
        <table:table-row table:style-name="ro3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3.1</text:p>
          </table:table-cell>
          <table:table-cell table:style-name="ce3" office:value-type="string" calcext:value-type="string">
            <text:p>Братья Чебурашкины</text:p>
          </table:table-cell>
          <table:table-cell office:value-type="string" calcext:value-type="string">
            <text:p>От 3.6 до 4.6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31.07 – 02.08.20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4" calcext:value-type="date">
            <text:p>24.07.18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Пробы 2 дня пробыли не вхолодильнике</text:p>
          </table:table-cell>
        </table:table-row>
        <table:table-row table:style-name="ro3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6.2</text:p>
          </table:table-cell>
          <table:table-cell table:style-name="ce3" office:value-type="string" calcext:value-type="string">
            <text:p>Братья Чебурашкины</text:p>
          </table:table-cell>
          <table:table-cell office:value-type="string" calcext:value-type="string">
            <text:p>От 3.6 до 4.6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31.07 – 02.08.20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4" calcext:value-type="date">
            <text:p>24.07.18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Пробы 2 дня пробыли не вхолодильнике</text:p>
          </table:table-cell>
        </table:table-row>
        <table:table-row table:style-name="ro3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12.4</text:p>
          </table:table-cell>
          <table:table-cell table:style-name="ce3" office:value-type="string" calcext:value-type="string">
            <text:p>Братья Чебурашкины</text:p>
          </table:table-cell>
          <table:table-cell office:value-type="string" calcext:value-type="string">
            <text:p>От 3.6 до 4.6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31.07 – 02.08.20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4" calcext:value-type="date">
            <text:p>24.07.18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Пробы 2 дня пробыли не вхолодильнике</text:p>
          </table:table-cell>
        </table:table-row>
        <table:table-row table:style-name="ro3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24.8</text:p>
          </table:table-cell>
          <table:table-cell table:style-name="ce3" office:value-type="string" calcext:value-type="string">
            <text:p>Братья Чебурашкины</text:p>
          </table:table-cell>
          <table:table-cell office:value-type="string" calcext:value-type="string">
            <text:p>От 3.6 до 4.6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31.07 – 02.08.20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4" calcext:value-type="date">
            <text:p>24.07.18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Пробы 2 дня пробыли не вхолодильнике</text:p>
          </table:table-cell>
        </table:table-row>
        <table:table-row table:style-name="ro3">
          <table:table-cell table:style-name="ce1" office:value-type="string" calcext:value-type="string">
            <text:p><text:s text:c="46"/>4b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Братья Чебурашкины</text:p>
          </table:table-cell>
          <table:table-cell office:value-type="string" calcext:value-type="string">
            <text:p>От 3.6 до 4.6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31.07 – 02.08.20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4" calcext:value-type="date">
            <text:p>24.07.18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Пробы 2 дня пробыли не вхолодильнике</text:p>
          </table:table-cell>
        </table:table-row>
        <table:table-row table:style-name="ro3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0.75</text:p>
          </table:table-cell>
          <table:table-cell table:style-name="ce3" office:value-type="string" calcext:value-type="string">
            <text:p>Братья Чебурашкины</text:p>
          </table:table-cell>
          <table:table-cell office:value-type="string" calcext:value-type="string">
            <text:p>От 3.6 до 4.6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31.07 – 02.08.20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4" calcext:value-type="date">
            <text:p>24.07.18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Пробы 2 дня пробыли не вхолодильнике</text:p>
          </table:table-cell>
        </table:table-row>
        <table:table-row table:style-name="ro3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0.75</text:p>
          </table:table-cell>
          <table:table-cell table:style-name="ce3" office:value-type="string" calcext:value-type="string">
            <text:p>Братья Чебурашкины</text:p>
          </table:table-cell>
          <table:table-cell office:value-type="string" calcext:value-type="string">
            <text:p>От 3.6 до 4.6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31.07 – 02.08.20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4" calcext:value-type="date">
            <text:p>24.07.18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Пробы 2 дня пробыли не вхолодильнике</text:p>
          </table:table-cell>
        </table:table-row>
        <table:table-row table:style-name="ro3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1.55</text:p>
          </table:table-cell>
          <table:table-cell table:style-name="ce3" office:value-type="string" calcext:value-type="string">
            <text:p>Братья Чебурашкины</text:p>
          </table:table-cell>
          <table:table-cell office:value-type="string" calcext:value-type="string">
            <text:p>От 3.6 до 4.6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31.07 – 02.08.20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4" calcext:value-type="date">
            <text:p>24.07.18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Пробы 2 дня пробыли не вхолодильнике</text:p>
          </table:table-cell>
        </table:table-row>
        <table:table-row table:style-name="ro3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3.1</text:p>
          </table:table-cell>
          <table:table-cell table:style-name="ce3" office:value-type="string" calcext:value-type="string">
            <text:p>Братья Чебурашкины</text:p>
          </table:table-cell>
          <table:table-cell office:value-type="string" calcext:value-type="string">
            <text:p>От 3.6 до 4.6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31.07 – 02.08.20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4" calcext:value-type="date">
            <text:p>24.07.18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Деформировались эппендорфы и Рип</text:p>
          </table:table-cell>
        </table:table-row>
        <table:table-row table:style-name="ro3">
          <table:table-cell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6.2</text:p>
          </table:table-cell>
          <table:table-cell table:style-name="ce3" office:value-type="string" calcext:value-type="string">
            <text:p>Братья Чебурашкины</text:p>
          </table:table-cell>
          <table:table-cell office:value-type="string" calcext:value-type="string">
            <text:p>От 3.6 до 4.6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31.07 – 02.08.20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4" calcext:value-type="date">
            <text:p>24.07.18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Пробы 2 дня пробыли не вхолодильнике</text:p>
          </table:table-cell>
        </table:table-row>
        <table:table-row table:style-name="ro3">
          <table:table-cell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12.4</text:p>
          </table:table-cell>
          <table:table-cell table:style-name="ce3" office:value-type="string" calcext:value-type="string">
            <text:p>Братья Чебурашкины</text:p>
          </table:table-cell>
          <table:table-cell office:value-type="string" calcext:value-type="string">
            <text:p>От 3.6 до 4.6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31.07 – 02.08.20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4" calcext:value-type="date">
            <text:p>24.07.18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Деформировались эппендорфы и Рип</text:p>
          </table:table-cell>
        </table:table-row>
        <table:table-row table:style-name="ro3">
          <table:table-cell table:style-name="ce1" office:value-type="float" office:value="46" calcext:value-type="float">
            <text:p>46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24.8</text:p>
          </table:table-cell>
          <table:table-cell table:style-name="ce3" office:value-type="string" calcext:value-type="string">
            <text:p>Братья Чебурашкины</text:p>
          </table:table-cell>
          <table:table-cell office:value-type="string" calcext:value-type="string">
            <text:p>От 3.6 до 4.6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string" calcext:value-type="string">
            <text:p>31.07 – 02.08.20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24" calcext:value-type="date">
            <text:p>24.07.18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Не разделились ФАЗЫ</text:p>
          </table:table-cell>
        </table:table-row>
        <table:table-row table:style-name="ro2" table:number-rows-repeated="1048542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2">00.00.0000</text:date>, <text:time style:data-style-name="N2" text:time-value="16:43:58.3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M28S</meta:editing-duration>
    <meta:editing-cycles>3</meta:editing-cycles>
    <meta:generator>LibreOffice/5.2.7.2$Windows_x86 LibreOffice_project/2b7f1e640c46ceb28adf43ee075a6e8b8439ed10</meta:generator>
    <dc:date>2018-08-02T16:58:04.286000000</dc:date>
    <meta:document-statistic meta:table-count="3" meta:cell-count="396" meta:object-count="0"/>
    <meta:user-defined meta:name="Info 1"/>
    <meta:user-defined meta:name="Info 2"/>
    <meta:user-defined meta:name="Info 3"/>
    <meta:user-defined meta:name="Info 4"/>
  </office:meta>
</office:document-meta>
</file>